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5.49mm" style:rel-column-width="2043*"/>
    </style:style>
    <style:style style:name="Table10.B" style:family="table-column">
      <style:table-column-properties style:column-width="65.76mm" style:rel-column-width="24500*"/>
    </style:style>
    <style:style style:name="Table10.C" style:family="table-column">
      <style:table-column-properties style:column-width="45.93mm" style:rel-column-width="17113*"/>
    </style:style>
    <style:style style:name="Table10.D" style:family="table-column">
      <style:table-column-properties style:column-width="58.72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65.93mm" style:rel-column-width="24565*"/>
    </style:style>
    <style:style style:name="Table2.B" style:family="table-column">
      <style:table-column-properties style:column-width="39.14mm" style:rel-column-width="14583*"/>
    </style:style>
    <style:style style:name="Table2.C" style:family="table-column">
      <style:table-column-properties style:column-width="70.82mm" style:rel-column-width="26387*"/>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5.95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17.2mm" style:rel-column-width="13107*"/>
    </style:style>
    <style:style style:name="Table11.A1" style:family="table-cell">
      <style:table-cell-properties fo:padding="0.97mm" fo:border-left="0.05pt solid #000000" fo:border-right="none" fo:border-top="0.05pt solid #000000" fo:border-bottom="0.05pt solid #000000"/>
    </style:style>
    <style:style style:name="Table11.E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E2" style:family="table-cell">
      <style:table-cell-properties fo:padding="0.97mm" fo:border-left="0.05pt solid #000000" fo:border-right="0.05pt solid #000000" fo:border-top="none" fo:border-bottom="0.05pt solid #000000"/>
    </style:style>
    <style:style style:name="Table12" style:family="table">
      <style:table-properties style:width="85.88mm" table:align="left"/>
    </style:style>
    <style:style style:name="Table12.A" style:family="table-column">
      <style:table-column-properties style:column-width="16.07mm"/>
    </style:style>
    <style:style style:name="Table12.B" style:family="table-column">
      <style:table-column-properties style:column-width="69.81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Standard">
      <style:text-properties officeooo:rsid="001a6167" officeooo:paragraph-rsid="001a6167"/>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33006d"/>
    </style:style>
    <style:style style:name="P18" style:family="paragraph" style:parent-style-name="Text_20_body">
      <style:text-properties officeooo:paragraph-rsid="0021f493"/>
    </style:style>
    <style:style style:name="P19" style:family="paragraph" style:parent-style-name="Text_20_body">
      <style:paragraph-properties fo:text-align="center" style:justify-single-word="false"/>
      <style:text-properties officeooo:paragraph-rsid="0021f493"/>
    </style:style>
    <style:style style:name="P20" style:family="paragraph" style:parent-style-name="Text_20_body">
      <style:paragraph-properties fo:text-align="center" style:justify-single-word="false"/>
      <style:text-properties officeooo:paragraph-rsid="0023b9b0"/>
    </style:style>
    <style:style style:name="P21" style:family="paragraph" style:parent-style-name="Text_20_body">
      <style:paragraph-properties fo:text-align="center" style:justify-single-word="false"/>
      <style:text-properties officeooo:paragraph-rsid="002671e5"/>
    </style:style>
    <style:style style:name="P22" style:family="paragraph" style:parent-style-name="Text_20_body">
      <style:text-properties officeooo:paragraph-rsid="002b3a34"/>
    </style:style>
    <style:style style:name="P23" style:family="paragraph" style:parent-style-name="Text_20_body">
      <style:text-properties officeooo:paragraph-rsid="002d8876"/>
    </style:style>
    <style:style style:name="P24" style:family="paragraph" style:parent-style-name="Text_20_body">
      <style:text-properties officeooo:paragraph-rsid="002ea052"/>
    </style:style>
    <style:style style:name="P25" style:family="paragraph" style:parent-style-name="Text_20_body">
      <style:text-properties officeooo:paragraph-rsid="00309912"/>
    </style:style>
    <style:style style:name="P26" style:family="paragraph" style:parent-style-name="Text_20_body">
      <style:text-properties officeooo:paragraph-rsid="00310dfb"/>
    </style:style>
    <style:style style:name="P27" style:family="paragraph" style:parent-style-name="Text_20_body">
      <style:text-properties officeooo:paragraph-rsid="0033006d"/>
    </style:style>
    <style:style style:name="P28" style:family="paragraph" style:parent-style-name="Text_20_body">
      <style:paragraph-properties fo:margin-top="0mm" fo:margin-bottom="0mm" loext:contextual-spacing="false"/>
    </style:style>
    <style:style style:name="P29" style:family="paragraph" style:parent-style-name="Text_20_body">
      <style:paragraph-properties fo:margin-top="0mm" fo:margin-bottom="0mm" loext:contextual-spacing="false" fo:text-align="center" style:justify-single-word="false"/>
      <style:text-properties officeooo:paragraph-rsid="0021f493"/>
    </style:style>
    <style:style style:name="P30" style:family="paragraph" style:parent-style-name="Text_20_body">
      <style:paragraph-properties fo:margin-top="0mm" fo:margin-bottom="0mm" loext:contextual-spacing="false" fo:text-align="center" style:justify-single-word="false"/>
      <style:text-properties officeooo:paragraph-rsid="002990c8"/>
    </style:style>
    <style:style style:name="P31" style:family="paragraph" style:parent-style-name="Text_20_body">
      <style:paragraph-properties fo:margin-top="0mm" fo:margin-bottom="0mm" loext:contextual-spacing="false"/>
      <style:text-properties officeooo:paragraph-rsid="002b3a34"/>
    </style:style>
    <style:style style:name="P32" style:family="paragraph" style:parent-style-name="Text_20_body">
      <style:paragraph-properties fo:margin-top="0mm" fo:margin-bottom="0mm" loext:contextual-spacing="false"/>
      <style:text-properties officeooo:paragraph-rsid="002d8876"/>
    </style:style>
    <style:style style:name="P33" style:family="paragraph" style:parent-style-name="Text_20_body">
      <style:paragraph-properties fo:margin-top="0mm" fo:margin-bottom="0mm" loext:contextual-spacing="false"/>
      <style:text-properties officeooo:paragraph-rsid="002ea052"/>
    </style:style>
    <style:style style:name="P34" style:family="paragraph" style:parent-style-name="Text_20_body">
      <style:paragraph-properties fo:margin-top="0mm" fo:margin-bottom="0mm" loext:contextual-spacing="false"/>
      <style:text-properties officeooo:paragraph-rsid="00310dfb"/>
    </style:style>
    <style:style style:name="P35" style:family="paragraph" style:parent-style-name="Table_20_Contents">
      <style:paragraph-properties fo:margin-top="0mm" fo:margin-bottom="0mm" loext:contextual-spacing="false"/>
      <style:text-properties officeooo:paragraph-rsid="002b3a34"/>
    </style:style>
    <style:style style:name="P36" style:family="paragraph" style:parent-style-name="Text_20_body">
      <style:paragraph-properties fo:break-before="column"/>
      <style:text-properties officeooo:rsid="001a6167" officeooo:paragraph-rsid="0033006d"/>
    </style:style>
    <style:style style:name="P37" style:family="paragraph" style:parent-style-name="Preformatted_20_Text">
      <style:paragraph-properties fo:margin-left="10mm" fo:margin-right="10mm" fo:text-indent="0mm" style:auto-text-indent="false"/>
      <style:text-properties officeooo:paragraph-rsid="0033006d"/>
    </style:style>
    <style:style style:name="P38"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39"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40"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1"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2" style:family="paragraph" style:parent-style-name="Standard" style:list-style-name="L1"/>
    <style:style style:name="P43" style:family="paragraph" style:parent-style-name="Standard">
      <style:paragraph-properties fo:text-align="center" style:justify-single-word="false"/>
      <style:text-properties officeooo:rsid="0042d4c7" officeooo:paragraph-rsid="0044e1f4"/>
    </style:style>
    <style:style style:name="P44"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5" style:family="paragraph" style:parent-style-name="Text_20_body">
      <style:text-properties officeooo:rsid="001a6167" officeooo:paragraph-rsid="0033006d"/>
    </style:style>
    <style:style style:name="P46" style:family="paragraph" style:parent-style-name="Text_20_body">
      <style:text-properties officeooo:paragraph-rsid="004509ea"/>
    </style:style>
    <style:style style:name="P47" style:family="paragraph" style:parent-style-name="Text_20_body" style:list-style-name="L2"/>
    <style:style style:name="P48" style:family="paragraph" style:parent-style-name="Text_20_body" style:list-style-name="L2">
      <style:paragraph-properties fo:margin-top="0mm" fo:margin-bottom="0mm" loext:contextual-spacing="false"/>
    </style:style>
    <style:style style:name="P49" style:family="paragraph" style:parent-style-name="Table_20_Contents">
      <style:paragraph-properties fo:text-align="end" style:justify-single-word="false"/>
      <style:text-properties officeooo:rsid="004662b4" officeooo:paragraph-rsid="004662b4"/>
    </style:style>
    <style:style style:name="P50" style:family="paragraph" style:parent-style-name="Preformatted_20_Text" style:list-style-name="L1"/>
    <style:style style:name="P51" style:family="paragraph" style:parent-style-name="Preformatted_20_Text">
      <style:text-properties officeooo:rsid="0042d4c7" officeooo:paragraph-rsid="0044e1f4"/>
    </style:style>
    <style:style style:name="P52" style:family="paragraph" style:parent-style-name="Preformatted_20_Text">
      <style:paragraph-properties fo:text-align="center" style:justify-single-word="false"/>
    </style:style>
    <style:style style:name="P53" style:family="paragraph" style:parent-style-name="Preformatted_20_Text">
      <style:text-properties officeooo:rsid="004509ea" officeooo:paragraph-rsid="004509ea"/>
    </style:style>
    <style:style style:name="P54" style:family="paragraph" style:parent-style-name="Heading_20_1">
      <style:text-properties officeooo:rsid="001dc4e0" officeooo:paragraph-rsid="002a4fa9"/>
    </style:style>
    <style:style style:name="P55" style:family="paragraph" style:parent-style-name="Heading_20_1">
      <style:text-properties officeooo:rsid="004509ea" officeooo:paragraph-rsid="004509ea"/>
    </style:style>
    <style:style style:name="P56" style:family="paragraph" style:parent-style-name="Heading_20_1">
      <style:text-properties officeooo:paragraph-rsid="001dc4e0"/>
    </style:style>
    <style:style style:name="P57" style:family="paragraph" style:parent-style-name="Heading_20_1">
      <style:paragraph-properties fo:break-before="column"/>
      <style:text-properties officeooo:rsid="00426014" officeooo:paragraph-rsid="0044e1f4"/>
    </style:style>
    <style:style style:name="P58" style:family="paragraph" style:parent-style-name="Heading_20_1">
      <style:paragraph-properties fo:break-before="column"/>
      <style:text-properties officeooo:paragraph-rsid="00426014"/>
    </style:style>
    <style:style style:name="P59" style:family="paragraph" style:parent-style-name="Heading_20_2">
      <style:text-properties officeooo:paragraph-rsid="002671e5"/>
    </style:style>
    <style:style style:name="P60" style:family="paragraph" style:parent-style-name="Heading_20_2">
      <style:text-properties officeooo:rsid="002671e5" officeooo:paragraph-rsid="002671e5"/>
    </style:style>
    <style:style style:name="P61" style:family="paragraph" style:parent-style-name="Heading_20_2">
      <style:text-properties officeooo:rsid="002b3a34" officeooo:paragraph-rsid="002b3a34"/>
    </style:style>
    <style:style style:name="P62" style:family="paragraph" style:parent-style-name="Heading_20_2">
      <style:text-properties officeooo:rsid="00309912" officeooo:paragraph-rsid="00309912"/>
    </style:style>
    <style:style style:name="P63" style:family="paragraph" style:parent-style-name="Heading_20_2" style:list-style-name="">
      <style:text-properties officeooo:rsid="0033006d" officeooo:paragraph-rsid="0033006d"/>
    </style:style>
    <style:style style:name="P64" style:family="paragraph" style:parent-style-name="Heading_20_2">
      <style:paragraph-properties fo:break-before="page"/>
      <style:text-properties officeooo:rsid="0033006d" officeooo:paragraph-rsid="0033006d"/>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2990c8"/>
    </style:style>
    <style:style style:name="T12" style:family="text">
      <style:text-properties fo:font-size="10pt"/>
    </style:style>
    <style:style style:name="T13" style:family="text">
      <style:text-properties fo:font-size="10pt" fo:font-weight="bold"/>
    </style:style>
    <style:style style:name="T14" style:family="text">
      <style:text-properties fo:font-size="10pt" fo:font-weight="bold" officeooo:rsid="00388302"/>
    </style:style>
    <style:style style:name="T15" style:family="text">
      <style:text-properties style:font-name="Liberation Serif" fo:font-size="12pt"/>
    </style:style>
    <style:style style:name="T16" style:family="text">
      <style:text-properties officeooo:rsid="002ea052"/>
    </style:style>
    <style:style style:name="T17" style:family="text">
      <style:text-properties officeooo:rsid="003a0eed"/>
    </style:style>
    <style:style style:name="T18" style:family="text">
      <style:text-properties officeooo:rsid="003b9989"/>
    </style:style>
    <style:style style:name="T19" style:family="text">
      <style:text-properties officeooo:rsid="003dfcad"/>
    </style:style>
    <style:style style:name="T20" style:family="text">
      <style:text-properties officeooo:rsid="0040ce52"/>
    </style:style>
    <style:style style:name="T21" style:family="text">
      <style:text-properties officeooo:rsid="00439c7f"/>
    </style:style>
    <style:style style:name="T22" style:family="text">
      <style:text-properties officeooo:rsid="0044e1f4"/>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TTP_Glossary</text:p>
      <text:section text:style-name="Sect1" text:name="Section1">
        <text:h text:style-name="P57" text:outline-level="1">URL<text:span text:style-name="T21">s</text:span></text:h>
        <table:table table:name="Table11" table:style-name="Table11">
          <table:table-column table:style-name="Table11.A" table:number-columns-repeated="5"/>
          <table:table-row>
            <table:table-cell table:style-name="Table11.A1" office:value-type="string">
              <text:p text:style-name="P51">http://</text:p>
            </table:table-cell>
            <table:table-cell table:style-name="Table11.A1" office:value-type="string">
              <text:p text:style-name="P51">uoo.com</text:p>
            </table:table-cell>
            <table:table-cell table:style-name="Table11.A1" office:value-type="string">
              <text:p text:style-name="P51">:1234</text:p>
            </table:table-cell>
            <table:table-cell table:style-name="Table11.A1" office:value-type="string">
              <text:p text:style-name="P51">/path/</text:p>
            </table:table-cell>
            <table:table-cell table:style-name="Table11.E1" office:value-type="string">
              <text:p text:style-name="P51">?ab&amp;x=y</text:p>
            </table:table-cell>
          </table:table-row>
          <table:table-row>
            <table:table-cell table:style-name="Table11.A2" office:value-type="string">
              <text:p text:style-name="P43">protocol</text:p>
            </table:table-cell>
            <table:table-cell table:style-name="Table11.A2" office:value-type="string">
              <text:p text:style-name="P43">host</text:p>
            </table:table-cell>
            <table:table-cell table:style-name="Table11.A2" office:value-type="string">
              <text:p text:style-name="P43">port</text:p>
            </table:table-cell>
            <table:table-cell table:style-name="Table11.A2" office:value-type="string">
              <text:p text:style-name="P43">path</text:p>
            </table:table-cell>
            <table:table-cell table:style-name="Table11.E2" office:value-type="string">
              <text:p text:style-name="P43">query</text:p>
            </table:table-cell>
          </table:table-row>
        </table:table>
        <text:h text:style-name="P55" text:outline-level="1"/>
        <text:h text:style-name="P55" text:outline-level="1">Verbs</text:h>
        <text:p text:style-name="P46">the action that should be performed on the host is specified via HTTP verbs</text:p>
        <table:table table:name="Table12" table:style-name="Table12">
          <table:table-column table:style-name="Table12.A"/>
          <table:table-column table:style-name="Table12.B"/>
          <table:table-row>
            <table:table-cell table:style-name="Table12.A1" office:value-type="string">
              <text:p text:style-name="P53">GET</text:p>
            </table:table-cell>
            <table:table-cell table:style-name="Table12.B1" office:value-type="string">
              <text:p text:style-name="P49"><text:span text:style-name="T9">fetch</text:span> an existing resource</text:p>
            </table:table-cell>
          </table:table-row>
          <table:table-row>
            <table:table-cell table:style-name="Table12.A2" office:value-type="string">
              <text:p text:style-name="P53">POST</text:p>
            </table:table-cell>
            <table:table-cell table:style-name="Table12.B2" office:value-type="string">
              <text:p text:style-name="P49"><text:span text:style-name="T9">creates</text:span><text:span text:style-name="T10"> a new</text:span> resource</text:p>
            </table:table-cell>
          </table:table-row>
          <table:table-row>
            <table:table-cell table:style-name="Table12.A2" office:value-type="string">
              <text:p text:style-name="P53">PUT</text:p>
            </table:table-cell>
            <table:table-cell table:style-name="Table12.B2" office:value-type="string">
              <text:p text:style-name="P49"><text:span text:style-name="T9">update</text:span> an existing resource</text:p>
            </table:table-cell>
          </table:table-row>
          <table:table-row>
            <table:table-cell table:style-name="Table12.A2" office:value-type="string">
              <text:p text:style-name="P53">DELETE</text:p>
            </table:table-cell>
            <table:table-cell table:style-name="Table12.B2" office:value-type="string">
              <text:p text:style-name="P49"><text:span text:style-name="T9">delete</text:span> an existing resource</text:p>
            </table:table-cell>
          </table:table-row>
        </table:table>
        <text:h text:style-name="P56" text:outline-level="1"><text:span text:style-name="T22">http basics</text:span></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2" text:name="Section2">
          <text:h text:style-name="P54" text:outline-level="1">request</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7">1</text:span></text:span></text:p>
                <text:p text:style-name="P11"><text:span text:style-name="Source_20_Text"><text:span text:style-name="T17">2</text:span></text:span></text:p>
                <text:p text:style-name="P12"><text:span text:style-name="Source_20_Text"><text:span text:style-name="T18">2</text:span></text:span></text:p>
                <text:p text:style-name="P14"><text:span text:style-name="Source_20_Text"><text:span text:style-name="T19">2</text:span></text:span></text:p>
              </table:table-cell>
              <table:table-cell table:style-name="Table10.A1" office:value-type="string">
                <text:p text:style-name="P10"><text:span text:style-name="Source_20_Text"><text:span text:style-name="T3">GET /file.txt HTTP/1.1</text:span></text:span></text:p>
                <text:p text:style-name="P10"><text:span text:style-name="Source_20_Text"><text:span text:style-name="T3">User-Agent: ExampleBrowser/1.0</text:span></text:span></text:p>
                <text:p text:style-name="P10"><text:span text:style-name="Source_20_Text"><text:span text:style-name="T3">Host: <text:s text:c="6"/>example.com</text:span></text:span></text:p>
                <text:p text:style-name="P1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1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3"/>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1960646320" text:style-name="L1">
                  <text:list-item>
                    <text:p text:style-name="P50">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41647420975374" text:continue-numbering="true" text:style-name="L1">
                  <text:list-item>
                    <text:p text:style-name="P42">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6">3. a blank line (CRLF by itself)</text:p>
              </table:table-cell>
            </table:table-row>
            <table:table-row>
              <table:table-cell table:style-name="Table2.A2" office:value-type="string">
                <text:list xml:id="list141646499676430" text:continue-numbering="true" text:style-name="L1">
                  <text:list-header>
                    <text:p text:style-name="P44"><text:span text:style-name="T20">3. </text:span>an optional message body (e.g. a file or query data, or query output). </text:p>
                  </text:list-header>
                </text:list>
              </table:table-cell>
              <table:table-cell table:style-name="Table2.C2" table:number-columns-spanned="2" office:value-type="string">
                <text:p text:style-name="P8">&lt;optional message body goes here, like file contents or query data; <text:span text:style-name="T4">it can be many lines long, or even binary data $&amp;*%@!^$@&gt;</text:span></text:p>
              </table:table-cell>
              <table:covered-table-cell/>
            </table:table-row>
          </table:table>
          <text:p text:style-name="Standard"/>
        </text:section>
        <text:h text:style-name="P59" text:outline-level="2"><text:span text:style-name="T4">1. initial r</text:span>equest <text:span text:style-name="T4">line</text:span></text:h>
        <text:p text:style-name="P18">is different for the request than for the response.</text:p>
        <text:p text:style-name="P18">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9">a <text:span text:style-name="T7">method</text:span> name</text:p>
            </table:table-cell>
            <table:covered-table-cell/>
            <table:table-cell table:style-name="Table3.C1" table:number-columns-spanned="2" office:value-type="string">
              <text:p text:style-name="P19">the local path of the requested resource</text:p>
            </table:table-cell>
            <table:covered-table-cell/>
            <table:table-cell table:style-name="Table3.A1" table:number-columns-spanned="2" office:value-type="string">
              <text:p text:style-name="P19"><text:span text:style-name="T6">the </text:span>version of HTTP being used</text:p>
            </table:table-cell>
            <table:covered-table-cell/>
          </table:table-row>
          <table:table-row table:style-name="Table3.2">
            <table:table-cell table:style-name="Table3.A2" office:value-type="string">
              <text:p text:style-name="P41">1</text:p>
            </table:table-cell>
            <table:table-cell table:style-name="Table3.B2" table:number-columns-spanned="4" office:value-type="string">
              <text:p text:style-name="P41">2</text:p>
            </table:table-cell>
            <table:covered-table-cell/>
            <table:covered-table-cell/>
            <table:covered-table-cell/>
            <table:table-cell table:style-name="Table3.A2" office:value-type="string">
              <text:p text:style-name="P41">3</text:p>
            </table:table-cell>
          </table:table-row>
          <table:table-row>
            <table:table-cell table:style-name="Table3.A3" office:value-type="string">
              <text:p text:style-name="P2">GET</text:p>
            </table:table-cell>
            <table:table-cell table:style-name="Table3.B3" table:number-columns-spanned="4" office:value-type="string">
              <text:p text:style-name="P7">/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29">Method names are always uppercase</text:p>
            </table:table-cell>
            <table:covered-table-cell/>
            <table:covered-table-cell/>
            <table:table-cell table:style-name="Table3.A1" table:number-columns-spanned="3" office:value-type="string">
              <text:p text:style-name="P20">The HTTP version always takes the form "<text:span text:style-name="T2">HTTP/x.x</text:span>", uppercase. </text:p>
            </table:table-cell>
            <table:covered-table-cell/>
            <table:covered-table-cell/>
          </table:table-row>
        </table:table>
        <text:p text:style-name="P28"/>
        <text:h text:style-name="P60" text:outline-level="2"><text:soft-page-break/>1. initial response lin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1">HTTP version</text:p>
            </table:table-cell>
            <table:table-cell table:style-name="Table4.A1" table:number-columns-spanned="5" office:value-type="string">
              <text:p text:style-name="P21">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21">an English <text:span text:style-name="T7">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39">1</text:p>
            </table:table-cell>
            <table:covered-table-cell/>
            <table:table-cell table:style-name="Table4.B2" table:number-columns-spanned="2" office:value-type="string">
              <text:p text:style-name="P40">2</text:p>
            </table:table-cell>
            <table:covered-table-cell/>
            <table:table-cell table:style-name="Table4.F2" table:number-columns-spanned="2" office:value-type="string">
              <text:p text:style-name="P40">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0">the first digit <text:span text:style-name="T11">of</text:span> <text:span text:style-name="T11">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0">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0">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0">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0">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6">error on the server's part </text:p>
            </table:table-cell>
            <table:covered-table-cell/>
            <table:covered-table-cell/>
            <table:covered-table-cell/>
          </table:table-row>
        </table:table>
        <text:h text:style-name="P61" text:outline-level="2">2. header lines</text:h>
        <text:p text:style-name="Text_20_body">Header lines provide information about the request or response, or about the object sent in the message body. </text:p>
        <text:p text:style-name="P22">"<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2">Header lines beginning with space or tab are actually part of the previous header line, folded into multiple lines for easy reading</text:p>
            </table:table-cell>
            <table:table-cell table:style-name="Table5.B1" office:value-type="string">
              <text:p text:style-name="P31">The header name is not case-sensitive (though the value may be)</text:p>
            </table:table-cell>
          </table:table-row>
          <table:table-row>
            <table:covered-table-cell/>
            <table:table-cell table:style-name="Table5.B2" office:value-type="string">
              <text:p text:style-name="P31">Any number of spaces or tabs may be between the ":" and the value</text:p>
            </table:table-cell>
          </table:table-row>
          <table:table-row>
            <table:table-cell table:style-name="Table5.B2" table:number-columns-spanned="2" office:value-type="string">
              <text:p text:style-name="P35">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3">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2">The <text:span text:style-name="Teletype"><text:span text:style-name="T13">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23">The<text:span text:style-name="T12"> </text:span><text:span text:style-name="Teletype"><text:span text:style-name="T13">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3">User-</text:span></text:span><text:span text:style-name="Teletype"><text:span text:style-name="T14">A</text:span></text:span><text:span text:style-name="Teletype"><text:span text:style-name="T13">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3">The <text:span text:style-name="Teletype"><text:span text:style-name="T13">Server:</text:span></text:span> header is analogous to the <text:span text:style-name="Teletype"><text:span text:style-name="T13">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3">"Server: Apache/1.2b3-dev". </text:span></text:span></text:p>
            </table:table-cell>
            <table:table-cell table:style-name="Table7.B1" office:value-type="string">
              <text:p text:style-name="P24"><text:span text:style-name="Teletype"><text:span text:style-name="T15">The</text:span></text:span><text:span text:style-name="Teletype"><text:span text:style-name="T13"> Last-Modified:</text:span></text:span> header gives the modification date of the resource that's being returned. It's used in caching and other bandwidth-saving activities. Use <text:span text:style-name="T16">GMT</text:span></text:p>
            </table:table-cell>
          </table:table-row>
        </table:table>
        <text:h text:style-name="P62" text:outline-level="2">4. message body</text:h>
        <text:p text:style-name="P25">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text:soft-page-break/>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4">The <text:span text:style-name="Teletype"><text:span text:style-name="T13">Content-Type:</text:span></text:span> header gives the MIME-type of the data in the body, such as <text:span text:style-name="Teletype"><text:span text:style-name="T13">text/html</text:span></text:span> or <text:span text:style-name="Teletype"><text:span text:style-name="T13">image/gif</text:span></text:span>. </text:p>
            </table:table-cell>
            <table:table-cell table:style-name="Table8.B1" office:value-type="string">
              <text:p text:style-name="P26">The <text:span text:style-name="Teletype"><text:span text:style-name="T13">Content-Length:</text:span></text:span> header gives the number of bytes in the body. </text:p>
            </table:table-cell>
          </table:table-row>
        </table:table>
        <text:h text:style-name="P63" text:outline-level="2"/>
        <text:h text:style-name="P64" text:outline-level="2">Sample HTTP Exchange</text:h>
        <table:table table:name="Table9" table:style-name="Table9">
          <table:table-column table:style-name="Table9.A"/>
          <table:table-row>
            <table:table-cell table:style-name="Table9.A1" office:value-type="string">
              <text:p text:style-name="P27">To retrieve the file at the URL </text:p>
              <text:p text:style-name="Preformatted_20_Text">http://www.somehost.com/path/file.html</text:p>
            </table:table-cell>
          </table:table-row>
          <table:table-row>
            <table:table-cell table:style-name="Table9.A2" office:value-type="string">
              <text:p text:style-name="P27">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7">Then, send something like the following through the socket: </text:p>
              <text:p text:style-name="P37">GET /path/file.html HTTP/1.0</text:p>
              <text:p text:style-name="P37">From: someuser@jmarshall.com</text:p>
              <text:p text:style-name="P37">User-Agent: HTTPTool/1.0</text:p>
              <text:p text:style-name="P38">[blank line here]</text:p>
            </table:table-cell>
          </table:table-row>
          <table:table-row>
            <table:table-cell table:style-name="Table9.A2" office:value-type="string">
              <text:p text:style-name="P27">The server should respond with something like the following, sent back through the same socket: </text:p>
              <text:p text:style-name="P37">HTTP/1.0 200 OK</text:p>
              <text:p text:style-name="P37">Date: Fri, 31 Dec 1999 23:59:59 GMT</text:p>
              <text:p text:style-name="P37">Content-Type: text/html</text:p>
              <text:p text:style-name="P37">Content-Length: 1354</text:p>
              <text:p text:style-name="P37"/>
              <text:p text:style-name="P37">&lt;html&gt;</text:p>
              <text:p text:style-name="P37">&lt;body&gt;</text:p>
              <text:p text:style-name="P37">&lt;h1&gt;Happy New Millennium!&lt;/h1&gt;</text:p>
              <text:p text:style-name="P37">(more file contents)</text:p>
              <text:p text:style-name="P37"><text:s text:c="2"/>.</text:p>
              <text:p text:style-name="P37"><text:s text:c="2"/>.</text:p>
              <text:p text:style-name="P37"><text:s text:c="2"/>.</text:p>
              <text:p text:style-name="P37">&lt;/body&gt;</text:p>
              <text:p text:style-name="P38">&lt;/html&gt;</text:p>
            </table:table-cell>
          </table:table-row>
          <table:table-row>
            <table:table-cell table:style-name="Table9.A2" office:value-type="string">
              <text:p text:style-name="Text_20_body">After sending the response, the server closes the socket. </text:p>
            </table:table-cell>
          </table:table-row>
        </table:table>
        <text:p text:style-name="P45"/>
        <text:h text:style-name="P58" text:outline-level="1"/>
        <text:p text:style-name="P36"><text:soft-page-break/></text:p>
      </text:section>
      <text:p text:style-name="P15"><text:tab/><text:tab/> </text:p>
      <text:p text:style-name="P15"><text:s/></text:p>
      <text:p text:style-name="P15"><text:tab/><text:tab/><text:tab/><text:tab/> </text:p>
      <text:p text:style-name="P15"><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tab/><text:tab/><text:span text:style-name="MT1">print1 <text:tab/>v0.0.8<text:tab/></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3.0.3$Linux_X86_64 LibreOffice_project/30m0$Build-3</meta:generator>
    <meta:editing-duration>PT41M29S</meta:editing-duration>
    <meta:editing-cycles>11</meta:editing-cycles>
    <dc:date>2017-03-10T14:16:45.603958933</dc:date>
    <meta:document-statistic meta:table-count="12" meta:image-count="0" meta:object-count="0" meta:page-count="5" meta:paragraph-count="149" meta:word-count="829" meta:character-count="5224" meta:non-whitespace-character-count="4462"/>
  </office:meta>
</office:document-meta>
</file>